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13"/>
    <style:style style:name="ce10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3" style:family="table-cell" style:parent-style-name="Default" style:data-style-name="N1"/>
    <style:style style:name="ce14" style:family="table-cell" style:parent-style-name="Default" style:data-style-name="N36"/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19" style:family="table-cell" style:parent-style-name="Pourcentage" style:data-style-name="N13"/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2"/>
    <style:style style:name="ce22" style:family="table-cell" style:parent-style-name="Default" style:data-style-name="N37"/>
    <style:style style:name="ce2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4.8695833333333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3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8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24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24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Rendement</text:p>
          </table:table-cell>
          <table:table-cell office:value-type="percentage" office:value="0.92" table:style-name="ce9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9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ResADC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w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0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Divider ratio</text:p>
          </table:table-cell>
          <table:table-cell office:value-type="float" office:value="16.666666666666671" table:formula="of:=[.B22]/[.B24]" table:style-name="ce13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5999999999999988" table:formula="of:=[.B26]/[.B25]" table:style-name="ce14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24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2">
            <text:p>Vin max</text:p>
          </table:table-cell>
          <table:table-cell office:value-type="float" office:value="56.525806451612901" table:formula="of:=[.B24]*([.B29]+[.B30])/[.B30]" table:style-name="ce14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diss</text:p>
          </table:table-cell>
          <table:table-cell office:value-type="float" office:value="30.086316337148801" table:formula="of:=[.B31]*[.B31]/([.B30]+[.B29])" table:style-name="ce13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NbcountsADC</text:p>
          </table:table-cell>
          <table:table-cell office:value-type="float" office:value="1024" table:formula="of:=2^[.B17]" table:style-name="ce1">
            <text:p>102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2">
            <text:p>Resolution</text:p>
          </table:table-cell>
          <table:table-cell office:value-type="float" office:value="55.200982862903224" table:formula="of:=[.B31]/[.B33]*1000" table:style-name="ce13">
            <text:p>55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Mesure couran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2">
            <text:p>I max</text:p>
          </table:table-cell>
          <table:table-cell office:value-type="float" office:value="10" table:formula="of:=[.B13]*10/9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shunt</text:p>
          </table:table-cell>
          <table:table-cell office:value-type="float" office:value="5" table:style-name="ce1">
            <text:p>5</text:p>
          </table:table-cell>
          <table:table-cell office:value-type="string" table:style-name="ce15">
            <text:p>m<text:span text:style-name="T3">Ω</text:span>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Vshunt</text:p>
          </table:table-cell>
          <table:table-cell office:value-type="float" office:value="50" table:formula="of:=[.B40]*[.B39]" table:style-name="ce13">
            <text:p>5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shunt</text:p>
          </table:table-cell>
          <table:table-cell office:value-type="float" office:value="500" table:formula="of:=[.B41]*[.B39]" table:style-name="ce13">
            <text:p>500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Amp gain max</text:p>
          </table:table-cell>
          <table:table-cell office:value-type="float" office:value="66" table:formula="of:=3.3/[.B41]*1000" table:style-name="ce1">
            <text:p>66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mp gain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Vmeas max</text:p>
          </table:table-cell>
          <table:table-cell office:value-type="float" office:value="3" table:formula="of:=[.B44]*[.B41]/1000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esolution</text:p>
          </table:table-cell>
          <table:table-cell office:value-type="float" office:value="10.7421875" table:formula="of:=[.B24]/[.B33]*([.B39]/[.B45])*1000" table:style-name="ce14">
            <text:p>10,7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16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office:value-type="string" table:style-name="ce17">
            <text:p><text:span text:style-name="T4">Δ</text:span>I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Vin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Vout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Ton</text:p>
          </table:table-cell>
          <table:table-cell office:value-type="float" office:value="6.666666666666667" table:formula="of:=([.B56])*1/([.B18]/1000)" table:style-name="ce1">
            <text:p>6,666666667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N du MOS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Toff</text:p>
          </table:table-cell>
          <table:table-cell office:value-type="float" office:value="6.666666666666667" table:formula="of:=1/[.B18]*1000-[.B54]" table:style-name="ce1">
            <text:p>6,666666667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FF du MOS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DutyCycle</text:p>
          </table:table-cell>
          <table:table-cell office:value-type="percentage" office:value="0.5" table:formula="of:=[.B53]/[.B52]" table:style-name="ce19">
            <text:p>50%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Lmin</text:p>
          </table:table-cell>
          <table:table-cell office:value-type="float" office:value="160" table:formula="of:=(([.B52]-[.B53])/([.B51]/1000))*[.B54]" table:style-name="ce1">
            <text:p>16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Lchose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DCR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8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office:value-type="string" table:style-name="ce3">
            <text:p>On veux une inductance de maximum 200µH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ΔI</text:p>
          </table:table-cell>
          <table:table-cell office:value-type="float" office:value="800" table:formula="of:=(([.B52]-[.B53])/[.B59]*1000)*[.B54]" table:style-name="ce1">
            <text:p>8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/>
        </table:table-row>
        <table:table-row table:number-rows-repeated="2" table:style-name="ro1">
          <table:table-cell table:style-name="ce16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16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Cin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2">
          <table:table-cell table:number-columns-repeated="4" table:style-name="ce7"/>
          <table:table-cell table:number-columns-repeated="16380"/>
        </table:table-row>
        <table:table-row table:style-name="ro3">
          <table:table-cell table:number-columns-repeated="4" table:style-name="ce7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Cou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3" table:style-name="ce7"/>
          <table:table-cell office:value-type="string" table:style-name="ce3">
            <text:p>Cout compris entre 1 et 22 µF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Δ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C</text:p>
          </table:table-cell>
          <table:table-cell office:value-type="float" office:value="5.3333333333333339" table:formula="of:=[.B62]*(1/[.B18])*0.5/[.B78]" table:style-name="ce1">
            <text:p>5,333333333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C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ESR C chois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8">
            <text:p>Δvout réel</text:p>
          </table:table-cell>
          <table:table-cell office:value-type="float" office:value="1.3333333333333335" table:formula="of:=([.B62]/1000)*[.B81]+(([.B62]/1000)*(1/[.B18])*0.5)/([.B80]/1000)" table:style-name="ce1">
            <text:p>1,333333333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/>
        </table:table-row>
        <table:table-row table:style-name="ro1">
          <table:table-cell table:style-name="ce18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4" table:style-name="ro2">
          <table:table-cell table:style-name="ce20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20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MOS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2">
          <table:table-cell table:style-name="ce20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20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Diode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2">
          <table:table-cell table:style-name="ce20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Pertes stat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0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Vdrop*iout*toff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Iout*to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urrent sense</text:p>
          </table:table-cell>
          <table:table-cell office:value-type="float" office:value="0.5" table:formula="of:=[.B42]/1000" table:style-name="ce21">
            <text:p>0,5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Voltage sense</text:p>
          </table:table-cell>
          <table:table-cell office:value-type="float" office:value="6.0172632674297601E-2" table:formula="of:=2*[.B32]/1000" table:style-name="ce21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L</text:p>
          </table:table-cell>
          <table:table-cell office:value-type="float" office:value="0.67500000000000004" table:formula="of:=[.B60]*[.B13]/1000" table:style-name="ce1">
            <text:p>0,67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</text:p>
          </table:table-cell>
          <table:table-cell office:value-type="float" office:value="0.8" table:formula="of:=[.B81]*[.B62]/1000" table:style-name="ce1">
            <text:p>0,8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nso µ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Total static</text:p>
          </table:table-cell>
          <table:table-cell office:value-type="float" office:value="2.035172632674298" table:formula="of:=SUM([.B109:.B115])" table:style-name="ce21">
            <text:p>2,04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tatic Eff</text:p>
          </table:table-cell>
          <table:table-cell office:value-type="percentage" office:value="0.98992664194974356" table:formula="of:=[.B10]/([.B117]+[.B10])" table:style-name="ce22">
            <text:p>99,0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3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8"/>
          <table:table-cell table:number-columns-repeated="16380"/>
        </table:table-row>
        <table:table-row table:style-name="ro4">
          <table:table-cell office:value-type="string" table:style-name="ce12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1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Total dyn</text:p>
          </table:table-cell>
          <table:table-cell office:value-type="float" office:value="0" table:formula="of:=SUM([.B123:.B125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otal loss</text:p>
          </table:table-cell>
          <table:table-cell office:value-type="float" office:value="2.035172632674298" table:formula="of:=[.B127]+[.B117]" table:style-name="ce21">
            <text:p>2,04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otal eff</text:p>
          </table:table-cell>
          <table:table-cell office:value-type="percentage" office:value="0.98992664194974356" table:formula="of:=[.B10]/([.B128]+[.B10])" table:style-name="ce22">
            <text:p>99,0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45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urcentage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User</dc:creator>
    <meta:creation-date>2020-10-07T15:59:49Z</meta:creation-date>
    <dc:date>2020-11-02T14:33:28Z</dc:date>
    <meta:editing-cycles>12</meta:editing-cycles>
    <meta:editing-duration>PT0S</meta:editing-duration>
  </office:meta>
</office:document-meta>
</file>